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irmala UI" svg:font-family="'Nirmala U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Normal">
      <style:paragraph-properties fo:text-align="justify" style:justify-single-word="false" fo:text-indent="0.4917in" style:auto-text-indent="false"/>
      <style:text-properties fo:font-size="14pt" style:font-size-asian="14pt"/>
    </style:style>
    <style:style style:name="P3"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Normal">
      <style:text-properties fo:font-size="16pt" fo:font-weight="bold" style:font-size-asian="16pt" style:font-weight-asian="bold" style:font-size-complex="16pt" style:font-weight-complex="bold"/>
    </style:style>
    <style:style style:name="P6" style:family="paragraph" style:parent-style-name="Header">
      <style:text-properties fo:font-size="16pt" officeooo:paragraph-rsid="00188489" style:font-size-asian="16pt" style:font-size-complex="16pt"/>
    </style:style>
    <style:style style:name="P7" style:family="paragraph" style:parent-style-name="Header">
      <style:text-properties fo:font-size="16pt" style:font-size-asian="16pt" style:font-size-complex="16pt"/>
    </style:style>
    <style:style style:name="P8" style:family="paragraph" style:parent-style-name="Footer">
      <style:paragraph-properties fo:margin-right="0.25in"/>
    </style:style>
    <style:style style:name="P9" style:family="paragraph" style:parent-style-name="Footer">
      <style:paragraph-properties fo:text-align="center" style:justify-single-word="false"/>
    </style:style>
    <style:style style:name="P10" style:family="paragraph" style:parent-style-name="Header">
      <style:paragraph-properties fo:text-align="center" style:justify-single-word="false"/>
    </style:style>
    <style:style style:name="P11" style:family="paragraph" style:parent-style-name="Normal">
      <style:paragraph-properties fo:text-align="center" style:justify-single-word="false"/>
    </style:style>
    <style:style style:name="P12" style:family="paragraph" style:parent-style-name="Normal">
      <style:paragraph-properties fo:text-align="center" style:justify-single-word="false"/>
      <style:text-properties officeooo:paragraph-rsid="00188489"/>
    </style:style>
    <style:style style:name="P13" style:family="paragraph" style:parent-style-name="Normal">
      <style:text-properties fo:text-transform="uppercase" fo:font-size="14pt" fo:font-weight="bold" style:font-size-asian="14pt" style:font-weight-asian="bold" style:font-size-complex="14pt" style:font-weight-complex="bold"/>
    </style:style>
    <style:style style:name="P14" style:family="paragraph" style:parent-style-name="Normal">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text-transform="uppercase" fo:font-size="16pt" fo:font-weight="bold" officeooo:paragraph-rsid="001b8f32" style:font-size-asian="16pt" style:font-weight-asian="bold" style:font-weight-complex="bold"/>
    </style:style>
    <style:style style:name="P16" style:family="paragraph" style:parent-style-name="Normal">
      <style:text-properties fo:font-weight="bold" style:font-weight-asian="bold" style:font-weight-complex="bold"/>
    </style:style>
    <style:style style:name="P17" style:family="paragraph" style:parent-style-name="Normal">
      <style:paragraph-properties fo:text-align="justify" style:justify-single-word="false" fo:text-indent="0.4925in" style:auto-text-indent="false"/>
    </style:style>
    <style:style style:name="P18" style:family="paragraph" style:parent-style-name="Normal">
      <style:paragraph-properties fo:text-align="justify" style:justify-single-word="false"/>
    </style:style>
    <style:style style:name="P19" style:family="paragraph" style:parent-style-name="Normal">
      <style:paragraph-properties fo:text-align="justify" style:justify-single-word="false" fo:text-indent="0.4917in" style:auto-text-indent="false"/>
    </style:style>
    <style:style style:name="P20" style:family="paragraph" style:parent-style-name="Normal">
      <style:text-properties style:font-weight-complex="bold"/>
    </style:style>
    <style:style style:name="P21" style:family="paragraph" style:parent-style-name="Normal">
      <style:paragraph-properties fo:text-align="center" style:justify-single-word="false"/>
      <style:text-properties fo:font-size="18pt" fo:font-weight="bold" style:font-size-asian="18pt" style:font-weight-asian="bold" style:font-weight-complex="bold"/>
    </style:style>
    <style:style style:name="P22" style:family="paragraph" style:parent-style-name="Normal">
      <style:text-properties officeooo:paragraph-rsid="001cf819"/>
    </style:style>
    <style:style style:name="P23" style:family="paragraph" style:parent-style-name="Normal">
      <style:paragraph-properties fo:text-align="center" style:justify-single-word="false"/>
      <style:text-properties fo:font-size="22pt" officeooo:paragraph-rsid="00188489" style:font-size-asian="22pt"/>
    </style:style>
    <style:style style:name="P24" style:family="paragraph" style:parent-style-name="Normal">
      <style:text-properties officeooo:paragraph-rsid="001ba37c"/>
    </style:style>
    <style:style style:name="P25" style:family="paragraph" style:parent-style-name="Normal">
      <style:text-properties officeooo:rsid="001bf07e" officeooo:paragraph-rsid="001bf07e"/>
    </style:style>
    <style:style style:name="P26" style:family="paragraph" style:parent-style-name="Normal">
      <style:text-properties officeooo:paragraph-rsid="001bf07e"/>
    </style:style>
    <style:style style:name="P27" style:family="paragraph" style:parent-style-name="Normal">
      <style:text-properties officeooo:rsid="001c1320" officeooo:paragraph-rsid="001c1320"/>
    </style:style>
    <style:style style:name="P28" style:family="paragraph" style:parent-style-name="Normal">
      <style:text-properties officeooo:rsid="001c1320" officeooo:paragraph-rsid="002d22cb"/>
    </style:style>
    <style:style style:name="P29" style:family="paragraph" style:parent-style-name="Normal">
      <style:text-properties officeooo:paragraph-rsid="001e69cc"/>
    </style:style>
    <style:style style:name="P30" style:family="paragraph" style:parent-style-name="Normal">
      <style:text-properties fo:font-size="1pt" officeooo:paragraph-rsid="001e69cc" style:font-size-asian="1pt"/>
    </style:style>
    <style:style style:name="P31" style:family="paragraph" style:parent-style-name="Normal">
      <style:text-properties officeooo:paragraph-rsid="00202810"/>
    </style:style>
    <style:style style:name="P32" style:family="paragraph" style:parent-style-name="Normal">
      <style:text-properties officeooo:paragraph-rsid="00210a80"/>
    </style:style>
    <style:style style:name="P33" style:family="paragraph" style:parent-style-name="Normal">
      <style:text-properties officeooo:paragraph-rsid="00229646"/>
    </style:style>
    <style:style style:name="P34" style:family="paragraph" style:parent-style-name="Normal">
      <style:text-properties officeooo:rsid="00229646" officeooo:paragraph-rsid="00229646"/>
    </style:style>
    <style:style style:name="P35" style:family="paragraph" style:parent-style-name="Normal">
      <style:text-properties officeooo:paragraph-rsid="0022e47e"/>
    </style:style>
    <style:style style:name="P36" style:family="paragraph" style:parent-style-name="Toc_20_1">
      <style:paragraph-properties>
        <style:tab-stops>
          <style:tab-stop style:position="7.0862in" style:type="right" style:leader-style="dotted" style:leader-text="."/>
        </style:tab-stops>
      </style:paragraph-properties>
    </style:style>
    <style:style style:name="P37" style:family="paragraph" style:parent-style-name="Toc_20_2">
      <style:paragraph-properties>
        <style:tab-stops>
          <style:tab-stop style:position="6.9193in" style:type="right" style:leader-style="dotted" style:leader-text="."/>
        </style:tab-stops>
      </style:paragraph-properties>
    </style:style>
    <style:style style:name="P38" style:family="paragraph" style:parent-style-name="Toc_20_3">
      <style:paragraph-properties>
        <style:tab-stops>
          <style:tab-stop style:position="6.7528in" style:type="right" style:leader-style="dotted" style:leader-text="."/>
        </style:tab-stops>
      </style:paragraph-properties>
    </style:style>
    <style:style style:name="P39" style:family="paragraph" style:parent-style-name="Normal">
      <style:text-properties officeooo:rsid="001de1a0" officeooo:paragraph-rsid="001e69cc"/>
    </style:style>
    <style:style style:name="P40" style:family="paragraph" style:parent-style-name="Normal">
      <style:paragraph-properties fo:text-align="center" style:justify-single-word="false"/>
      <style:text-properties officeooo:rsid="002b5f52" officeooo:paragraph-rsid="002b5f52"/>
    </style:style>
    <style:style style:name="P41" style:family="paragraph" style:parent-style-name="Normal">
      <style:text-properties officeooo:paragraph-rsid="002d22cb"/>
    </style:style>
    <style:style style:name="P42" style:family="paragraph" style:parent-style-name="Heading_20_1" style:master-page-name="Standard">
      <style:paragraph-properties fo:text-align="start" style:justify-single-word="false" style:page-number="auto"/>
      <style:text-properties fo:font-size="18pt" fo:font-weight="bold" style:font-size-asian="18pt" style:font-weight-asian="bold" style:font-weight-complex="bold"/>
    </style:style>
    <style:style style:name="P43" style:family="paragraph" style:parent-style-name="Heading_20_1" style:master-page-name="MasterPage2">
      <style:paragraph-properties style:page-number="auto"/>
      <style:text-properties fo:text-transform="uppercase" fo:font-size="16pt" style:font-size-asian="16pt"/>
    </style:style>
    <style:style style:name="P44" style:family="paragraph" style:parent-style-name="Heading_20_1">
      <style:paragraph-properties fo:break-before="page"/>
      <style:text-properties fo:text-transform="uppercase" fo:font-size="16pt" style:font-size-asian="16pt"/>
    </style:style>
    <style:style style:name="P45" style:family="paragraph" style:parent-style-name="Heading_20_1" style:list-style-name="LS7">
      <style:paragraph-properties fo:break-before="page"/>
      <style:text-properties fo:text-transform="uppercase" fo:font-size="16pt" style:font-size-asian="16pt"/>
    </style:style>
    <style:style style:name="P46" style:family="paragraph" style:parent-style-name="Heading_20_1" style:list-style-name="LS7">
      <style:text-properties fo:text-transform="uppercase" fo:font-size="16pt" style:font-size-asian="16pt"/>
    </style:style>
    <style:style style:name="P47" style:family="paragraph" style:parent-style-name="Heading_20_1" style:list-style-name="LS7">
      <style:text-properties fo:text-transform="uppercase" fo:font-size="16pt" officeooo:paragraph-rsid="001cf819" style:font-size-asian="16pt"/>
    </style:style>
    <style:style style:name="P48" style:family="paragraph" style:parent-style-name="Heading_20_1" style:list-style-name="LS7"/>
    <style:style style:name="P49" style:family="paragraph" style:parent-style-name="Heading_20_2" style:list-style-name="LS7">
      <style:paragraph-properties fo:text-align="start" style:justify-single-word="false"/>
      <style:text-properties fo:font-size="16pt" fo:font-weight="bold" style:font-size-asian="16pt" style:font-weight-asian="bold" style:font-weight-complex="bold"/>
    </style:style>
    <style:style style:name="P50" style:family="paragraph" style:parent-style-name="Heading_20_2" style:list-style-name="LS7">
      <style:paragraph-properties fo:text-align="start" style:justify-single-word="false"/>
      <style:text-properties fo:font-size="16pt" fo:font-weight="bold" officeooo:paragraph-rsid="001cf819" style:font-size-asian="16pt" style:font-weight-asian="bold" style:font-weight-complex="bold"/>
    </style:style>
    <style:style style:name="P51" style:family="paragraph" style:parent-style-name="Heading_20_2" style:list-style-name="LS7">
      <style:paragraph-properties fo:text-align="start" style:justify-single-word="false"/>
      <style:text-properties fo:font-size="16pt" fo:font-weight="bold" officeooo:paragraph-rsid="001e69cc" style:font-size-asian="16pt" style:font-weight-asian="bold" style:font-weight-complex="bold"/>
    </style:style>
    <style:style style:name="P52" style:family="paragraph" style:parent-style-name="Heading_20_2" style:list-style-name="LS7">
      <style:paragraph-properties fo:text-align="start" style:justify-single-word="false"/>
    </style:style>
    <style:style style:name="P53" style:family="paragraph" style:parent-style-name="Heading_20_2" style:list-style-name="LS7">
      <style:paragraph-properties fo:text-align="start" style:justify-single-word="false"/>
      <style:text-properties officeooo:paragraph-rsid="00229646"/>
    </style:style>
    <style:style style:name="P54" style:family="paragraph" style:parent-style-name="Heading_20_2" style:list-style-name="LS7">
      <style:paragraph-properties fo:text-align="start" style:justify-single-word="false"/>
      <style:text-properties officeooo:paragraph-rsid="001e69cc"/>
    </style:style>
    <style:style style:name="P55" style:family="paragraph" style:parent-style-name="Heading_20_3" style:list-style-name="LS7">
      <style:paragraph-properties fo:text-align="start" style:justify-single-word="false"/>
      <style:text-properties fo:font-size="14pt" officeooo:rsid="001e69cc" style:font-size-asian="14pt"/>
    </style:style>
    <style:style style:name="P56" style:family="paragraph" style:parent-style-name="Heading_20_3" style:list-style-name="LS7">
      <style:paragraph-properties fo:text-align="start" style:justify-single-word="false"/>
      <style:text-properties fo:font-size="14pt" officeooo:rsid="001e69cc" officeooo:paragraph-rsid="00202810" style:font-size-asian="14pt"/>
    </style:style>
    <style:style style:name="P57" style:family="paragraph" style:parent-style-name="Heading_20_3" style:list-style-name="LS7">
      <style:paragraph-properties fo:text-align="start" style:justify-single-word="false"/>
      <style:text-properties fo:font-size="14pt" officeooo:rsid="00202810" officeooo:paragraph-rsid="00202810" style:font-size-asian="14pt"/>
    </style:style>
    <style:style style:name="P58" style:family="paragraph" style:parent-style-name="Heading_20_3" style:list-style-name="LS7">
      <style:paragraph-properties fo:text-align="start" style:justify-single-word="false"/>
      <style:text-properties fo:font-size="14pt" officeooo:rsid="001e71bd" officeooo:paragraph-rsid="001e71bd" style:font-size-asian="14pt"/>
    </style:style>
    <style:style style:name="P59" style:family="paragraph" style:parent-style-name="Normal" style:list-style-name="L1"/>
    <style:style style:name="P60" style:family="paragraph" style:parent-style-name="Normal" style:list-style-name="L1">
      <style:text-properties officeooo:rsid="0024b897" officeooo:paragraph-rsid="0024b897"/>
    </style:style>
    <style:style style:name="P61" style:family="paragraph" style:parent-style-name="Normal" style:list-style-name="L2"/>
    <style:style style:name="P62" style:family="paragraph" style:parent-style-name="Normal" style:list-style-name="L3"/>
    <style:style style:name="P63" style:family="paragraph" style:parent-style-name="Normal" style:list-style-name="L4"/>
    <style:style style:name="P64" style:family="paragraph" style:parent-style-name="Normal" style:list-style-name="L4">
      <style:text-properties officeooo:paragraph-rsid="001e69cc"/>
    </style:style>
    <style:style style:name="P65" style:family="paragraph" style:parent-style-name="Normal" style:list-style-name="L5">
      <style:text-properties officeooo:paragraph-rsid="00210a80"/>
    </style:style>
    <style:style style:name="P66" style:family="paragraph" style:parent-style-name="Normal" style:list-style-name="L6">
      <style:text-properties officeooo:paragraph-rsid="001e69cc"/>
    </style:style>
    <style:style style:name="P67" style:family="paragraph" style:parent-style-name="Normal" style:list-style-name="L6">
      <style:text-properties officeooo:paragraph-rsid="00202810"/>
    </style:style>
    <style:style style:name="P68" style:family="paragraph" style:parent-style-name="Normal" style:list-style-name="L7">
      <style:text-properties officeooo:paragraph-rsid="00202810"/>
    </style:style>
    <style:style style:name="P69" style:family="paragraph" style:parent-style-name="Normal" style:list-style-name="L7">
      <style:text-properties officeooo:paragraph-rsid="001e69cc"/>
    </style:style>
    <style:style style:name="P70" style:family="paragraph" style:parent-style-name="Normal" style:list-style-name="L8">
      <style:text-properties officeooo:paragraph-rsid="00202810"/>
    </style:style>
    <style:style style:name="P71" style:family="paragraph" style:parent-style-name="Normal" style:list-style-name="L9">
      <style:text-properties officeooo:paragraph-rsid="001e69cc"/>
    </style:style>
    <style:style style:name="P72" style:family="paragraph" style:parent-style-name="Normal" style:list-style-name="L10">
      <style:text-properties officeooo:paragraph-rsid="00210a80"/>
    </style:style>
    <style:style style:name="P73" style:family="paragraph" style:parent-style-name="Normal" style:list-style-name="L11">
      <style:text-properties officeooo:paragraph-rsid="00202810"/>
    </style:style>
    <style:style style:name="P74" style:family="paragraph" style:parent-style-name="Normal" style:list-style-name="L12">
      <style:text-properties officeooo:paragraph-rsid="001e69cc"/>
    </style:style>
    <style:style style:name="P75" style:family="paragraph" style:parent-style-name="Normal" style:list-style-name="L13">
      <style:text-properties officeooo:paragraph-rsid="0022e47e"/>
    </style:style>
    <style:style style:name="P76" style:family="paragraph" style:parent-style-name="Normal" style:list-style-name="L14">
      <style:text-properties officeooo:paragraph-rsid="0022e47e"/>
    </style:style>
    <style:style style:name="P77" style:family="paragraph" style:parent-style-name="Normal" style:list-style-name="L15">
      <style:text-properties officeooo:paragraph-rsid="001e69cc"/>
    </style:style>
    <style:style style:name="P78" style:family="paragraph" style:parent-style-name="Normal" style:list-style-name="L16">
      <style:text-properties officeooo:paragraph-rsid="001e69cc"/>
    </style:style>
    <style:style style:name="P79" style:family="paragraph" style:parent-style-name="Normal" style:list-style-name="L17">
      <style:text-properties officeooo:paragraph-rsid="001e69cc"/>
    </style:style>
    <style:style style:name="P80" style:family="paragraph" style:parent-style-name="Normal" style:list-style-name="L18">
      <style:text-properties officeooo:paragraph-rsid="001e69cc"/>
    </style:style>
    <style:style style:name="T1" style:family="text">
      <style:text-properties fo:text-transform="uppercase" fo:font-size="18pt" style:font-size-asian="18pt" style:font-size-complex="18pt"/>
    </style:style>
    <style:style style:name="T2" style:family="text">
      <style:text-properties fo:text-transform="uppercase" fo:font-size="18pt" fo:font-weight="bold" style:font-size-asian="18pt" style:font-weight-asian="bold" style:font-size-complex="18pt" style:font-weight-complex="bold"/>
    </style:style>
    <style:style style:name="T3" style:family="text">
      <style:text-properties fo:text-transform="uppercase" fo:font-weight="bold" style:font-weight-asian="bold" style:font-weight-complex="bold"/>
    </style:style>
    <style:style style:name="T4" style:family="text">
      <style:text-properties fo:text-transform="uppercase" fo:font-size="14pt" style:font-size-asian="14pt"/>
    </style:style>
    <style:style style:name="T5" style:family="text">
      <style:text-properties fo:text-transform="uppercase" fo:font-size="14pt" style:font-size-asian="14pt" style:font-size-complex="14pt"/>
    </style:style>
    <style:style style:name="T6" style:family="text">
      <style:text-properties fo:text-transform="uppercase" fo:font-size="16pt" style:font-size-asian="16pt"/>
    </style:style>
    <style:style style:name="T7" style:family="text">
      <style:text-properties fo:font-size="18pt" style:font-size-asian="18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style:font-size-asian="16pt" style:font-weight-asian="bold" style:font-weight-complex="bold"/>
    </style:style>
    <style:style style:name="T10" style:family="text">
      <style:text-properties fo:font-size="16pt" fo:font-weight="bold" officeooo:rsid="00229646" style:font-size-asian="16pt" style:font-weight-asian="bold" style:font-weight-complex="bold"/>
    </style:style>
    <style:style style:name="T11" style:family="text">
      <style:text-properties fo:font-size="16pt" fo:language="en" fo:country="US" fo:font-weight="bold" style:font-size-asian="16pt" style:font-weight-asian="bold" style:font-size-complex="16pt" style:font-weight-complex="bold"/>
    </style:style>
    <style:style style:name="T12" style:family="text">
      <style:text-properties fo:font-size="14pt" fo:language="en" fo:country="US" officeooo:rsid="001e0cb1" style:font-size-asian="14pt"/>
    </style:style>
    <style:style style:name="T13" style:family="text">
      <style:text-properties fo:font-size="14pt" style:font-size-asian="14pt"/>
    </style:style>
    <style:style style:name="T14" style:family="text">
      <style:text-properties fo:font-size="14pt" officeooo:rsid="001e0cb1" style:font-size-asian="14pt"/>
    </style:style>
    <style:style style:name="T15" style:family="text">
      <style:text-properties fo:font-size="22pt" fo:font-weight="bold" style:font-size-asian="22pt" style:font-weight-asian="bold" style:font-weight-complex="bold"/>
    </style:style>
    <style:style style:name="T16" style:family="text">
      <style:text-properties fo:font-size="22pt" officeooo:rsid="00188489" style:font-size-asian="22pt"/>
    </style:style>
    <style:style style:name="T17" style:family="text">
      <style:text-properties officeooo:rsid="001bf07e"/>
    </style:style>
    <style:style style:name="T18" style:family="text">
      <style:text-properties officeooo:rsid="001de1a0"/>
    </style:style>
    <style:style style:name="T19" style:family="text">
      <style:text-properties officeooo:rsid="001e69cc"/>
    </style:style>
    <style:style style:name="T20" style:family="text">
      <style:text-properties officeooo:rsid="001e71bd"/>
    </style:style>
    <style:style style:name="T21" style:family="text">
      <style:text-properties officeooo:rsid="00210a80"/>
    </style:style>
    <style:style style:name="T22" style:family="text">
      <style:text-properties officeooo:rsid="00229646"/>
    </style:style>
    <style:style style:name="T23" style:family="text">
      <style:text-properties officeooo:rsid="0022e47e"/>
    </style:style>
    <style:style style:name="T24" style:family="text">
      <style:text-properties officeooo:rsid="00278979"/>
    </style:style>
    <style:style style:name="T25" style:family="text">
      <style:text-properties officeooo:rsid="002b5f52"/>
    </style:style>
    <style:style style:name="T26" style:family="text">
      <style:text-properties officeooo:rsid="002d22cb"/>
    </style:style>
    <style:style style:name="T27" style:family="text">
      <style:text-properties officeooo:rsid="001c1320"/>
    </style:style>
    <style:style style:name="T28" style:family="text">
      <style:text-properties officeooo:rsid="002f6730"/>
    </style:style>
    <style:style style:name="fr1" style:family="graphic" style:parent-style-name="Frame">
      <style:graphic-properties style:vertical-pos="from-top" style:vertical-rel="paragraph" style:horizontal-pos="from-left" style:horizontal-rel="page" fo:background-color="transparent" draw:fill="none" fo:padding="0.0591in" fo:border="none" style:flow-with-text="false"/>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1">
        <text:h text:style-name="P42" text:outline-level="1"/>
        <text:p text:style-name="P11"><text:span text:style-name="T15"/></text:p>
        <text:p text:style-name="P4"/>
      </text:section>
      <text:section text:style-name="Sect1" text:name="S2">
        <text:p text:style-name="Normal"><text:span text:style-name="T11"><text:tab/></text:span><text:span text:style-name="T8"><text:tab/>УТВЕРЖДЕНО</text:span></text:p>
        <text:p text:style-name="P5"><text:tab/></text:p>
        <text:p text:style-name="Normal"><text:span text:style-name="T8"><text:tab/><text:tab/></text:span><text:bookmark-ref text:reference-format="text" text:ref-name="ДецНомер">А.В.00001-01 34 01</text:bookmark-ref><text:span text:style-name="T4">-</text:span><text:span text:style-name="T5">лу</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Компьютерная игра «боярский турнир»</text:p>
        <text:p text:style-name="P14"/>
        <text:p text:style-name="P14"/>
        <text:p text:style-name="P21">Руководство оператора</text:p>
        <text:p text:style-name="P12"><text:span text:style-name="T16"/></text:p>
        <text:p text:style-name="P23"><text:bookmark-start text:name="ДецНомер"/><text:bookmark-start text:name="Закладка"/>А.В.00001-01 34 01<text:bookmark-end text:name="ДецНомер"/><text:bookmark-end text:name="Закладка"/></text:p>
        <text:p text:style-name="P40">3</text:p>
      </text:section>
      <text:section text:style-name="Sect1" text:name="S3">
        <text:h text:style-name="P43" text:outline-level="1"><text:bookmark-start text:name="_Toc118254721"/><text:bookmark-start text:name="__RefHeading___Toc16583_2367262307"/>Аннотация<text:bookmark-end text:name="_Toc118254721"/><text:bookmark-end text:name="__RefHeading___Toc16583_2367262307"/></text:h>
        <text:p text:style-name="Normal"/>
        <text:p text:style-name="Normal"/>
        <text:p text:style-name="Normal"/>
        <text:p text:style-name="P17"><text:span text:style-name="T13">В данном программном документе приведено руководство оператора по применению и эксплуатации </text:span><text:span text:style-name="T14">компьютерной игры</text:span><text:span text:style-name="T13"> «</text:span><text:span text:style-name="T12">Боярский турнир</text:span><text:span text:style-name="T13">», пре</text:span><text:span text:style-name="T14">длагающей пользователям многопользовательскую стратегию в сеттинге древней Руси.</text:span></text:p>
        <text:p text:style-name="P18"><text:tab/><text:span text:style-name="T13">В данном программном документе, в разделе «Назначение программы» указаны сведения о назначении программы и информация, достаточная для понимания функций программы и ее эксплуатации. </text:span></text:p>
        <text:p text:style-name="P2">В разделе «Условия выполнения программы» указаны условия, необходимые для выполнения программы.</text:p>
        <text:p text:style-name="P18"><text:tab/><text:span text:style-name="T13">В данном программном документе, в разделе «Выполнение программы» указана последовательность действий оператора, обеспечивающих запуск, выполнение и завершение программы, приведено описание функций, формата и возможных вариантов команд, с помощью которых оператор управляет выполнением программы, а также ответы программы на эти команды.</text:span></text:p>
        <text:p text:style-name="P18"><text:tab/><text:span text:style-name="T13">В разделе «Сообщения оператору» приведены тексты сообщений, выдаваемых в ходе выполнения программы, описание их содержания и соответствующие действия оператора.</text:span></text:p>
        <text:p text:style-name="P19"><text:span text:style-name="T13"/></text:p>
        <text:h text:style-name="P44" text:outline-level="1"><text:bookmark-start text:name="_Toc118254722"/><text:bookmark-start text:name="__RefHeading___Toc16585_2367262307"/>Содержание<text:bookmark-end text:name="_Toc118254722"/><text:bookmark-end text:name="__RefHeading___Toc16585_2367262307"/></text:h>
        <text:p text:style-name="P16"/>
        <text:p text:style-name="P16"/>
        <text:p text:style-name="P20"/>
        <text:table-of-content text:style-name="Sect2" text:name="Table of Contents1">
          <text:table-of-content-source text:outline-level="4">
            <text:index-title-template text:style-name="Contents_20_Heading"/>
            <text:table-of-content-entry-template text:outline-level="1" text:style-name="Toc_20_1">
              <text:index-entry-chapter/>
              <text:index-entry-text/>
              <text:index-entry-tab-stop style:type="right" style:leader-char="."/>
              <text:index-entry-page-number/>
            </text:table-of-content-entry-template>
            <text:table-of-content-entry-template text:outline-level="2" text:style-name="Toc_20_2">
              <text:index-entry-chapter/>
              <text:index-entry-text/>
              <text:index-entry-tab-stop style:type="right" style:leader-char="."/>
              <text:index-entry-page-number/>
            </text:table-of-content-entry-template>
            <text:table-of-content-entry-template text:outline-level="3" text:style-name="Toc_20_3">
              <text:index-entry-chapter/>
              <text:index-entry-text/>
              <text:index-entry-tab-stop style:type="right" style:leader-char="."/>
              <text:index-entry-page-number/>
            </text:table-of-content-entry-template>
            <text:table-of-content-entry-template text:outline-level="4" text:style-name="Toc_20_4">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Аннотация<text:tab/>2</text:p>
            <text:p text:style-name="P36">Содержание<text:tab/>3</text:p>
            <text:p text:style-name="P36">1. Назначение программы<text:tab/>4</text:p>
            <text:p text:style-name="P37">1.1. Функциональное назначение программы<text:tab/>4</text:p>
            <text:p text:style-name="P37">1.2. Эксплуатационное назначение программы<text:tab/>4</text:p>
            <text:p text:style-name="P37">1.3. Состав функций<text:tab/>4</text:p>
            <text:p text:style-name="P36">2. Условия выполнения программы<text:tab/>4</text:p>
            <text:p text:style-name="P36">3. Выполнение программы<text:tab/>4</text:p>
            <text:p text:style-name="P37">3.1. Запуск программы<text:tab/>4</text:p>
            <text:p text:style-name="P37">3.2. Выполнение программы<text:tab/>5</text:p>
            <text:p text:style-name="P38">3.2.1. Подбор игроков<text:tab/>5</text:p>
            <text:p text:style-name="P38">3.2.2. Игровой процесс<text:tab/>5</text:p>
            <text:p text:style-name="P38">3.2.3. Управление картами и колодами<text:tab/>6</text:p>
            <text:p text:style-name="P38">3.2.4. Настройки игры<text:tab/>6</text:p>
            <text:p text:style-name="P37">3.3. Завершение работы программы<text:tab/>6</text:p>
            <text:p text:style-name="P36">4. Сообщения оператору<text:tab/>7</text:p>
            <text:p text:style-name="P37">4.1. Сообщение о потере соединения<text:tab/>7</text:p>
            <text:p text:style-name="P37">4.2. Сообщение об ошибке<text:tab/>7</text:p>
            <text:p text:style-name="P37">4.3. Сообщение о выходе новой версии<text:tab/>7</text:p>
            <text:p text:style-name="P37">4.4. Сообщение о новом событии<text:tab/>7</text:p>
          </text:index-body>
        </text:table-of-content>
        <text:p text:style-name="Toc_20_4"/>
        <text:p text:style-name="P16"/>
        <text:list text:style-name="LS7">
          <text:list-item>
            <text:h text:style-name="P45" text:outline-level="1"><text:bookmark-start text:name="_Toc118254723"/><text:bookmark-start text:name="__RefHeading___Toc16587_2367262307"/>Назначение программы<text:bookmark-end text:name="_Toc118254723"/><text:bookmark-end text:name="__RefHeading___Toc16587_2367262307"/></text:h>
          </text:list-item>
        </text:list>
        <text:p text:style-name="Normal"/>
        <text:p text:style-name="Normal"/>
        <text:p text:style-name="Normal"/>
        <text:p text:style-name="Normal"/>
        <text:list text:continue-numbering="true" text:style-name="LS7">
          <text:list-item>
            <text:list>
              <text:list-item>
                <text:h text:style-name="P49" text:outline-level="2"><text:bookmark-start text:name="_Toc118254724"/><text:bookmark-start text:name="__RefHeading___Toc16589_2367262307"/>Функциональное назначение программы<text:bookmark-end text:name="_Toc118254724"/><text:bookmark-end text:name="__RefHeading___Toc16589_2367262307"/></text:h>
              </text:list-item>
            </text:list>
          </text:list-item>
        </text:list>
        <text:p text:style-name="Normal"/>
        <text:p text:style-name="Normal"/>
        <text:p text:style-name="P24"><text:tab/>Функциональное назначение программы "Боярский турнир" заключается в предоставлении пользователям развлечения в виде стратегических сражений, схожих с Clash Royale, но в <text:span text:style-name="T25">стиле </text:span>древней Руси. Игра предназначена как для одиночной игры против ИИ, так и для многопользовательских сражений онлайн.</text:p>
        <text:p text:style-name="Normal"/>
        <text:p text:style-name="Normal"/>
        <text:list text:continue-numbering="true" text:style-name="LS7">
          <text:list-item>
            <text:list>
              <text:list-item>
                <text:h text:style-name="P49" text:outline-level="2"><text:bookmark-start text:name="_Toc118254725"/><text:bookmark-start text:name="__RefHeading___Toc16591_2367262307"/>Эксплуатационное назначение программы<text:bookmark-end text:name="_Toc118254725"/><text:bookmark-end text:name="__RefHeading___Toc16591_2367262307"/></text:h>
              </text:list-item>
            </text:list>
          </text:list-item>
        </text:list>
        <text:p text:style-name="Normal"/>
        <text:p text:style-name="Normal"/>
        <text:p text:style-name="P24"><text:tab/>Эксплуатационное назначение программы "Боярский турнир" заключается в работе на мобильных платформах и ПК, предоставляя пользователям платформу для стратегических сражений и развлечений.</text:p>
        <text:p text:style-name="Normal"/>
        <text:p text:style-name="Normal"/>
        <text:list xml:id="list114247095503032" text:continue-numbering="true" text:style-name="LS7">
          <text:list-item>
            <text:list>
              <text:list-item>
                <text:h text:style-name="P49" text:outline-level="2"><text:bookmark-start text:name="_Toc118254726"/><text:bookmark-start text:name="__RefHeading___Toc16593_2367262307"/>Состав функций<text:bookmark-end text:name="_Toc118254726"/><text:bookmark-end text:name="__RefHeading___Toc16593_2367262307"/></text:h>
              </text:list-item>
            </text:list>
          </text:list-item>
        </text:list>
        <text:p text:style-name="Normal"/>
        <text:p text:style-name="Normal"><text:tab/>Программа "Боярский турнир" включает в себя следующие основные функции:</text:p>
        <text:p text:style-name="Normal"/>
        <text:list text:style-name="L1">
          <text:list-item>
            <text:p text:style-name="P60">Подбор игроков</text:p>
          </text:list-item>
          <text:list-item>
            <text:p text:style-name="P59">Игровой процесс</text:p>
          </text:list-item>
          <text:list-item>
            <text:p text:style-name="P59">Управление картами и колодами</text:p>
          </text:list-item>
          <text:list-item>
            <text:p text:style-name="P59">Настройки игры</text:p>
            <text:p text:style-name="P59"/>
          </text:list-item>
        </text:list>
        <text:p text:style-name="Normal"/>
        <text:list text:continue-list="list114247095503032" text:style-name="LS7">
          <text:list-item>
            <text:h text:style-name="P46" text:outline-level="1"><text:bookmark-start text:name="_Toc118254729"/><text:bookmark-start text:name="__RefHeading___Toc16599_2367262307"/>Условия выполнения программы<text:bookmark-end text:name="_Toc118254729"/><text:bookmark-end text:name="__RefHeading___Toc16599_2367262307"/></text:h>
          </text:list-item>
        </text:list>
        <text:p text:style-name="P25"/>
        <text:p text:style-name="P27"><text:tab/>Персональный компьютер оператора должен удовлетворять следующим критериям:</text:p>
        <text:p text:style-name="Normal"/>
        <text:p text:style-name="Normal">а)<text:tab/>процессор Intel Core 3 с тактовой частотой, 2.2 ГГц , не менее;</text:p>
        <text:p text:style-name="Normal">б)<text:tab/>оперативную память объемом, 4 Гб, не менее;</text:p>
        <text:p text:style-name="Normal">в)<text:tab/>жесткий диск объемом 60 Гб, и выше; </text:p>
        <text:p text:style-name="Normal">г)<text:tab/>оптический манипулятор типа «мышь»;</text:p>
        <text:p text:style-name="Normal">д) <text:tab/>доступ в интернет не менее 10 Мбит/c;</text:p>
        <text:p text:style-name="P26"><text:span text:style-name="T17">е)<text:tab/>г</text:span>рафический адаптер с поддержкой DirectX 11</text:p>
        <text:p text:style-name="P25">ж)<text:tab/>операционную систему не ниже Windows 10 или Linux</text:p>
        <text:p text:style-name="Normal"/>
        <text:list text:continue-numbering="true" text:style-name="LS7">
          <text:list-item>
            <text:h text:style-name="P47" text:outline-level="1"><text:bookmark-start text:name="_Toc118254733"/><text:bookmark-start text:name="__RefHeading___Toc16607_2367262307"/>Выполнение программы<text:bookmark-end text:name="_Toc118254733"/><text:bookmark-end text:name="__RefHeading___Toc16607_2367262307"/></text:h>
          </text:list-item>
        </text:list>
        <text:p text:style-name="P22"/>
        <text:list text:continue-numbering="true" text:style-name="LS7">
          <text:list-item>
            <text:list>
              <text:list-item>
                <text:h text:style-name="P50" text:outline-level="2"><text:bookmark-start text:name="_Toc118254734"/><text:bookmark-start text:name="_Toc118254735 Copy 3"/><text:bookmark-start text:name="__RefHeading___Toc16611_2367262307 Copy 1"/>Запуск программы<text:bookmark-end text:name="_Toc118254734"/><text:bookmark-end text:name="_Toc118254735 Copy 3"/><text:bookmark-end text:name="__RefHeading___Toc16611_2367262307 Copy 1"/></text:h>
              </text:list-item>
            </text:list>
          </text:list-item>
        </text:list>
        <text:p text:style-name="P22"><text:bookmark text:name="_Toc118254735 Copy 2"/><text:bookmark text:name="_Toc118254735 Copy 1"/></text:p>
        <text:p text:style-name="P28"><text:tab/>Для запуска программы пользователю необходимо запустить исполняемый файл в директории с игрой: </text:p>
        <text:p text:style-name="P28"><text:tab/><text:span text:style-name="T26">Для Linux <text:tab/> <text:s/></text:span>« $ <text:s text:c="2"/>./BoyarskiyTurnir»</text:p>
        <text:p text:style-name="P41"><text:tab/><text:span text:style-name="T26">Для Windows <text:s text:c="2"/></text:span><text:span text:style-name="T27">« $ <text:s text:c="2"/>./BoyarskiyTurnir.</text:span><text:span text:style-name="T26">exe</text:span><text:span text:style-name="T27">» </text:span><text:span text:style-name="T28">или ярлык на рабочем столе «Боярский турнир»</text:span></text:p>
        <text:list xml:id="list114247780839511" text:continue-numbering="true" text:style-name="LS7">
          <text:list-item>
            <text:list>
              <text:list-item>
                <text:h text:style-name="P52" text:outline-level="2"><text:bookmark-start text:name="_Toc118254735"/><text:bookmark-start text:name="__RefHeading___Toc16611_2367262307"/><text:soft-page-break/><text:span text:style-name="T9">Выполнение программы</text:span><text:bookmark-end text:name="_Toc118254735"/><text:bookmark-end text:name="__RefHeading___Toc16611_2367262307"/></text:h>
              </text:list-item>
            </text:list>
          </text:list-item>
        </text:list>
        <text:p text:style-name="Normal"/>
        <text:p text:style-name="Normal"><text:tab/>После запуска игры пользователь попадает в главное меню, где доступны следующие опции:</text:p>
        <text:p text:style-name="Normal"/>
        <text:list text:style-name="L2">
          <text:list-item>
            <text:p text:style-name="P61">Играть (многопользовательская игра)</text:p>
          </text:list-item>
          <text:list-item>
            <text:p text:style-name="P61">Коллекция (управление картами и колодами)</text:p>
          </text:list-item>
          <text:list-item>
            <text:p text:style-name="P61">Настройки</text:p>
          </text:list-item>
          <text:list-item>
            <text:p text:style-name="P61">Выход</text:p>
          </text:list-item>
        </text:list>
        <text:p text:style-name="Normal"/>
        <text:p text:style-name="Normal"/>
        <text:list xml:id="list114247170667915" text:continue-list="list114247780839511" text:style-name="LS7">
          <text:list-item>
            <text:list>
              <text:list-item>
                <text:list>
                  <text:list-item>
                    <text:h text:style-name="P55" text:outline-level="3"><text:bookmark-start text:name="__RefHeading___Toc16615_2367262307"/>Подбор игроков<text:bookmark-end text:name="__RefHeading___Toc16615_2367262307"/></text:h>
                  </text:list-item>
                </text:list>
              </text:list-item>
            </text:list>
          </text:list-item>
        </text:list>
        <text:p text:style-name="Normal"/>
        <text:p text:style-name="Normal"><text:tab/>После нажатия на кнопку "Играть" в главном меню, игроку будет предложено выбрать режим многопользовательской игры:</text:p>
        <text:list text:style-name="L3">
          <text:list-item>
            <text:p text:style-name="P62">Рейтинговый матч: Игроки сражаются друг с другом для повышения своего рейтинга. Результаты матчей влияют на общий рейтинг игрока.</text:p>
          </text:list-item>
          <text:list-item>
            <text:p text:style-name="P62">Дружеский матч: Игроки могут сразиться с друзьями или случайными соперниками без влияния на рейтинг. </text:p>
          </text:list-item>
        </text:list>
        <text:p text:style-name="Normal"/>
        <text:p text:style-name="Normal"><text:tab/>Подбор соперника</text:p>
        <text:list text:style-name="L4">
          <text:list-item>
            <text:p text:style-name="P64"><text:span text:style-name="T19">И</text:span>грок нажимает кнопку "Начать матч". Игра начнет процесс подбора соперника, который может занять некоторое время.</text:p>
          </text:list-item>
          <text:list-item>
            <text:p text:style-name="P63">В это время игрок может видеть индикатор ожидания и информацию о текущем процессе подбора.</text:p>
          </text:list-item>
          <text:list-item>
            <text:p text:style-name="P64">Если соперник не найден в течение определенного времени, игроку будет предложено повторить попытку.</text:p>
          </text:list-item>
        </text:list>
        <text:p text:style-name="Normal"/>
        <text:list xml:id="list114245948991167" text:continue-list="list114247170667915" text:style-name="LS7">
          <text:list-item>
            <text:list>
              <text:list-item>
                <text:list>
                  <text:list-item>
                    <text:h text:style-name="P57" text:outline-level="3"><text:bookmark-start text:name="__RefHeading___Toc16615_2367262307 Copy 1 Copy 1"/>Игровой процесс<text:bookmark-end text:name="__RefHeading___Toc16615_2367262307 Copy 1 Copy 1"/></text:h>
                  </text:list-item>
                </text:list>
              </text:list-item>
            </text:list>
          </text:list-item>
        </text:list>
        <text:p text:style-name="P29"/>
        <text:p text:style-name="P31"><text:tab/>Использование карт:</text:p>
        <text:list text:style-name="L5">
          <text:list-item>
            <text:p text:style-name="P65">Выбор карты: В нижней части экрана вы увидите <text:span text:style-name="T24">4</text:span> карт вашей колоды. Каждая карта имеет свою стоимость в эликсире.</text:p>
          </text:list-item>
          <text:list-item>
            <text:p text:style-name="P65"><text:span text:style-name="T21">Р</text:span>озыгрыш карты:</text:p>
          </text:list-item>
        </text:list>
        <text:list text:style-name="L6">
          <text:list-item>
            <text:p text:style-name="P66">Нажмите на карту, которую хотите разыграть.</text:p>
          </text:list-item>
          <text:list-item>
            <text:p text:style-name="P67">Выберите место на поле боя, где хотите разместить юнита или заклинание</text:p>
          </text:list-item>
          <text:list-item>
            <text:p text:style-name="P67">Убедитесь, что у вас достаточно эликсира для разыгрывания карты (стоимость карты отображается в верхнем левом углу).</text:p>
          </text:list-item>
        </text:list>
        <text:p text:style-name="P32"><text:tab/></text:p>
        <text:p text:style-name="P32"><text:tab/>Атака:</text:p>
        <text:list text:style-name="L7">
          <text:list-item>
            <text:p text:style-name="P68">Старайтесь размещать юниты так, чтобы они могли атаковать башни противника. <text:tab/></text:p>
          </text:list-item>
          <text:list-item>
            <text:p text:style-name="P68">Используйте комбинации юнитов для создания сильных атак.</text:p>
          </text:list-item>
          <text:list-item>
            <text:p text:style-name="P69">Например, вы можете разыграть танка (юнит с высоким здоровьем) впереди, а за ним — дальнобойного юнита, чтобы он мог наносить урон, не подвергаясь атаке.</text:p>
          </text:list-item>
        </text:list>
        <text:p text:style-name="P32"><text:tab/></text:p>
        <text:p text:style-name="P32"><text:tab/>Защита:</text:p>
        <text:list text:style-name="L8">
          <text:list-item>
            <text:p text:style-name="P70">Если противник начинает атаку, выберите защитные карты и разместите их в нужных местах.</text:p>
          </text:list-item>
        </text:list>
        <text:list text:style-name="L9">
          <text:list-item>
            <text:p text:style-name="P71">Например, если противник разыгрывает воздушного юнита, используйте карту, которая может атаковать воздушные цели, и разместите ее так, чтобы она могла эффективно нейтрализовать угрозу.</text:p>
          </text:list-item>
        </text:list>
        <text:p text:style-name="P32"><text:tab/></text:p>
        <text:p text:style-name="P32"><text:tab/>Управление эликсиром:</text:p>
        <text:list text:style-name="L10">
          <text:list-item>
            <text:p text:style-name="P72"><text:soft-page-break/>В нижней части экрана отображается полоса эликсира, которая постепенно восстанавливается. Максимальное количество эликсира — 10 единиц.</text:p>
          </text:list-item>
        </text:list>
        <text:p text:style-name="P32"><text:tab/></text:p>
        <text:p text:style-name="P32"><text:tab/>Управление ресурсами:</text:p>
        <text:list text:style-name="L11">
          <text:list-item>
            <text:p text:style-name="P73">Не тратьте весь эликсир сразу: Старайтесь оставлять немного эликсира для защиты. Если вы потратите все ресурсы на атаку, у вас не останется средств для защиты, когда противник ответит.</text:p>
          </text:list-item>
          <text:list-item>
            <text:p text:style-name="P73">Следите за эликсиром противника: Если вы заметили, что противник потратил много эликсира, это может быть вашим шансом для атаки. Например, если он разыграл несколько дорогих карт, вы можете попытаться быстро атаковать его, пока он не восстановит эликсир.</text:p>
          </text:list-item>
        </text:list>
        <text:p text:style-name="P29"/>
        <text:p text:style-name="P29"><text:tab/>Завершение матча:</text:p>
        <text:list text:style-name="L12">
          <text:list-item>
            <text:p text:style-name="P74">Победа: Матч закончится, когда одна из башен будет разрушена или по истечении времени (3 минуты с возможностью дополнительного времени, если счет равный).</text:p>
          </text:list-item>
          <text:list-item>
            <text:p text:style-name="P74">Нажмите «Продолжить», чтобы получить награды и вернуться в главное меню.</text:p>
          </text:list-item>
        </text:list>
        <text:p text:style-name="P31"/>
        <text:list xml:id="list114245941696547" text:continue-list="list114245948991167" text:style-name="LS7">
          <text:list-item>
            <text:list>
              <text:list-item>
                <text:list>
                  <text:list-item>
                    <text:h text:style-name="P56" text:outline-level="3"><text:bookmark-start text:name="_Toc118254737 Copy 1 Copy 1 Copy 1"/><text:bookmark-start text:name="__RefHeading___Toc16615_2367262307 Copy 1 Copy 1 Copy 1"/>У<text:bookmark-end text:name="_Toc118254737 Copy 1 Copy 1 Copy 1"/>правление картами и колодами<text:bookmark-end text:name="__RefHeading___Toc16615_2367262307 Copy 1 Copy 1 Copy 1"/></text:h>
                  </text:list-item>
                </text:list>
              </text:list-item>
            </text:list>
          </text:list-item>
        </text:list>
        <text:p text:style-name="P31"/>
        <text:p text:style-name="P35"><text:tab/>После нажатия на кнопку "<text:span text:style-name="T23">Коллекция</text:span>" в главном меню, игроку будет предложено <text:span text:style-name="T23">собрать свои колоды из различных карт. </text:span></text:p>
        <text:p text:style-name="P35"><text:span text:style-name="T23"><text:tab/>К</text:span>арты делятся на три основных типа:</text:p>
        <text:list text:style-name="L13">
          <text:list-item>
            <text:p text:style-name="P75">Юниты: Это карты, которые вы разыгрываете на поле боя. Они могут быть наземными или воздушными, атакующими или защищающими.</text:p>
          </text:list-item>
          <text:list-item>
            <text:p text:style-name="P75">Заклинания: Эти карты наносят урон, замедляют или контролируют поле боя. </text:p>
          </text:list-item>
          <text:list-item>
            <text:p text:style-name="P75">Здания: Эти карты создают защитные структуры или производят юнитов. </text:p>
          </text:list-item>
        </text:list>
        <text:p text:style-name="P35"><text:tab/><text:span text:style-name="T23">Чтобы собрать колоду перетащить в свободную ячейку желаемую карту из списка в центре экрана.</text:span></text:p>
        <text:p text:style-name="P35"><text:tab/><text:span text:style-name="T23">При удержании по карте, будут выведены ее характеристики и количество элексира.</text:span></text:p>
        <text:list text:style-name="L14">
          <text:list-item>
            <text:list>
              <text:list-header>
                <text:p text:style-name="P76"/>
              </text:list-header>
            </text:list>
          </text:list-item>
        </text:list>
        <text:list xml:id="list114247449382390" text:continue-list="list114245941696547" text:style-name="LS7">
          <text:list-item>
            <text:list>
              <text:list-item>
                <text:list>
                  <text:list-item>
                    <text:h text:style-name="P58" text:outline-level="3"><text:bookmark-start text:name="__RefHeading___Toc16615_2367262307 Copy 1 Copy 2"/>Настройки игры<text:bookmark-end text:name="__RefHeading___Toc16615_2367262307 Copy 1 Copy 2"/></text:h>
                  </text:list-item>
                </text:list>
              </text:list-item>
            </text:list>
          </text:list-item>
        </text:list>
        <text:p text:style-name="P29"/>
        <text:p text:style-name="P29"><text:tab/>После нажатия на кнопку "<text:span text:style-name="T20">Настройки</text:span>" в главном меню, <text:s/><text:span text:style-name="T20">игрок переходит в соответствующее окно. Далее описаны основные настройки:</text:span></text:p>
        <text:list text:style-name="L15">
          <text:list-item>
            <text:p text:style-name="P77">Настройки графики:</text:p>
          </text:list-item>
        </text:list>
        <text:p text:style-name="P29"><text:tab/><text:tab/>Разрешение экрана </text:p>
        <text:p text:style-name="P29"><text:tab/><text:tab/>Качество графики</text:p>
        <text:p text:style-name="P29"><text:tab/><text:tab/>Тени</text:p>
        <text:p text:style-name="P29"><text:tab/><text:tab/>Эффекты частиц</text:p>
        <text:list text:style-name="L16">
          <text:list-item>
            <text:p text:style-name="P78">Настройки звука:</text:p>
          </text:list-item>
        </text:list>
        <text:p text:style-name="P29"><text:tab/><text:tab/><text:span text:style-name="T20">Громкость музыки</text:span></text:p>
        <text:p text:style-name="P29"><text:tab/><text:tab/><text:span text:style-name="T20">Громкость звуковых эффектов</text:span></text:p>
        <text:p text:style-name="P29"><text:tab/><text:tab/><text:span text:style-name="T20">Громкость звуковых сообщений</text:span></text:p>
        <text:list text:style-name="L17">
          <text:list-item>
            <text:p text:style-name="P79">Настройки управления:</text:p>
          </text:list-item>
        </text:list>
        <text:p text:style-name="P29"><text:tab/><text:tab/><text:span text:style-name="T20">Чуствительность управления</text:span></text:p>
        <text:p text:style-name="P29"><text:tab/><text:tab/><text:span text:style-name="T20">Кнопки управления</text:span></text:p>
        <text:list text:style-name="L18">
          <text:list-item>
            <text:p text:style-name="P80">Дополнительные настройки:</text:p>
          </text:list-item>
        </text:list>
        <text:p text:style-name="P29"><text:tab/><text:tab/><text:span text:style-name="T20">Язык интерфейса</text:span></text:p>
        <text:p text:style-name="P29"><text:tab/><text:tab/>Сброс настроек</text:p>
        <text:p text:style-name="Normal"/>
        <text:list text:continue-list="list114247449382390" text:style-name="LS7">
          <text:list-item>
            <text:list>
              <text:list-item>
                <text:h text:style-name="P49" text:outline-level="2"><text:bookmark-start text:name="_Toc118254738"/><text:bookmark-start text:name="__RefHeading___Toc16617_2367262307"/>Завершение работы программы<text:bookmark-end text:name="_Toc118254738"/><text:bookmark-end text:name="__RefHeading___Toc16617_2367262307"/></text:h>
              </text:list-item>
            </text:list>
          </text:list-item>
        </text:list>
        <text:p text:style-name="Normal"/>
        <text:p text:style-name="P32"><text:tab/> После нажатия на кнопку "<text:span text:style-name="T21">Выход</text:span>" в главном меню, <text:span text:style-name="T21">программа завершит свою работу.</text:span></text:p>
        <text:p text:style-name="Normal"/>
        <text:list text:continue-numbering="true" text:style-name="LS7">
          <text:list-item>
            <text:h text:style-name="P48" text:outline-level="1"><text:bookmark-start text:name="_Toc118254739"/><text:bookmark-start text:name="__RefHeading___Toc16619_2367262307"/><text:soft-page-break/><text:span text:style-name="T6">Сообщения оператору</text:span><text:bookmark-end text:name="_Toc118254739"/><text:bookmark-end text:name="__RefHeading___Toc16619_2367262307"/></text:h>
          </text:list-item>
        </text:list>
        <text:p text:style-name="Normal"/>
        <text:list text:continue-numbering="true" text:style-name="LS7">
          <text:list-item>
            <text:list>
              <text:list-item>
                <text:h text:style-name="P49" text:outline-level="2"><text:bookmark text:name="_Toc118254741"/><text:bookmark-start text:name="__RefHeading___Toc16623_2367262307"/>Сообщение о потере соединения<text:bookmark-end text:name="__RefHeading___Toc16623_2367262307"/></text:h>
              </text:list-item>
            </text:list>
          </text:list-item>
        </text:list>
        <text:p text:style-name="Normal"/>
        <text:p text:style-name="Normal"><text:tab/>При потере интернет-соединения во время игры появится сообщение: "Соединение потеряно. Пытаемся восстановить связь..."</text:p>
        <text:p text:style-name="P33"/>
        <text:list text:continue-numbering="true" text:style-name="LS7">
          <text:list-item>
            <text:list>
              <text:list-item>
                <text:h text:style-name="P53" text:outline-level="2"><text:bookmark-start text:name="_Toc118254741 Copy 1 Copy 6"/><text:bookmark-start text:name="__RefHeading___Toc16623_2367262307 Copy 1 Copy 6"/><text:span text:style-name="T9">С</text:span><text:bookmark-end text:name="_Toc118254741 Copy 1 Copy 6"/><text:span text:style-name="T9">ообщение о</text:span><text:span text:style-name="T10">б ошибке</text:span><text:bookmark-end text:name="__RefHeading___Toc16623_2367262307 Copy 1 Copy 6"/></text:h>
              </text:list-item>
            </text:list>
          </text:list-item>
        </text:list>
        <text:p text:style-name="P34"/>
        <text:p text:style-name="P33"><text:span text:style-name="T18"><text:tab/></text:span><text:span text:style-name="T22">Программа выдаст сообщение об ошибке с ее пояснением и возможным вариантом решения. </text:span></text:p>
        <text:p text:style-name="P33"/>
        <text:list text:continue-numbering="true" text:style-name="LS7">
          <text:list-item>
            <text:list>
              <text:list-item>
                <text:h text:style-name="P54" text:outline-level="2"><text:bookmark-start text:name="_Toc118254741 Copy 1"/><text:bookmark-start text:name="__RefHeading___Toc16623_2367262307 Copy 1"/><text:span text:style-name="T9">С</text:span><text:bookmark-end text:name="_Toc118254741 Copy 1"/><text:span text:style-name="T9">ообщение о выходе новой версии</text:span><text:bookmark-end text:name="__RefHeading___Toc16623_2367262307 Copy 1"/></text:h>
              </text:list-item>
            </text:list>
          </text:list-item>
        </text:list>
        <text:p text:style-name="P29"/>
        <text:p text:style-name="P29"><text:span text:style-name="T18"><text:tab/>П</text:span>ри наличии обновления появится сообщение: "Доступна новая версия игры. Желаете обновить?"</text:p>
        <text:p text:style-name="P29"/>
        <text:list text:continue-numbering="true" text:style-name="LS7">
          <text:list-item>
            <text:list>
              <text:list-item>
                <text:h text:style-name="P51" text:outline-level="2"><text:bookmark-start text:name="__RefHeading___Toc3552_1790945708"/>Сообщение о новом событии<text:bookmark-end text:name="__RefHeading___Toc3552_1790945708"/></text:h>
              </text:list-item>
            </text:list>
          </text:list-item>
        </text:list>
        <text:p text:style-name="P39"><text:tab/></text:p>
        <text:p text:style-name="P29"><text:tab/><text:span text:style-name="T19">При наличии новых временных игровых событий появится сообщение</text:span>: "Внимание! Началось новое событие! Участвуйте, чтобы получить уникальные награды!"</text:p>
        <text:p text:style-name="P29"><text:span text:style-name="T9"/></text:p>
        <text:p text:style-name="P3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irmala UI" svg:font-family="'Nirmala U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zh" style:country-asian="CN" style:font-name-complex="Times New Roman" style:font-size-complex="10pt" style:language-complex="hi" style:country-complex="IN"/>
    </style:default-style>
    <style:default-style style:family="paragraph">
      <style:paragraph-properties fo:orphans="2" fo:widows="2" style:text-autospace="ideograph-alpha" style:punctuation-wrap="hanging" style:line-break="strict" style:tab-stop-distance="0.4917in" style:writing-mode="page"/>
      <style:text-properties style:use-window-font-color="true" loext:opacity="0%" style:font-name="Times New Roman" fo:font-size="10pt" fo:language="en" fo:country="US" style:font-name-asian="Times New Roman" style:font-size-asian="10pt" style:language-asian="zh" style:country-asian="CN" style:font-name-complex="Times New Roman"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fo:language="ru" fo:country="RU"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irmala UI" style:font-family-complex="'Nirmala UI'" style:font-family-generic-complex="system" style:font-pitch-complex="variable" style:font-size-complex="14pt"/>
    </style:style>
    <style:style style:name="Text_20_body" style:display-name="Text body" style:family="paragraph" style:parent-style-name="Normal" style:class="text">
      <style:paragraph-properties fo:text-align="justify" style:justify-single-word="false"/>
      <style:text-properties fo:font-size="14pt" style:font-size-asian="14pt"/>
    </style:style>
    <style:style style:name="Heading_20_1" style:display-name="Heading 1" style:family="paragraph" style:parent-style-name="Normal" style:default-outline-level="1" style:class="text">
      <style:paragraph-properties fo:text-align="center" style:justify-single-word="false" fo:keep-with-next="always">
        <style:tab-stops>
          <style:tab-stop style:position="3.6772in"/>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Normal" style:default-outline-level="2" style:class="text">
      <style:paragraph-properties fo:text-align="center" style:justify-single-word="false" fo:keep-with-next="always">
        <style:tab-stops>
          <style:tab-stop style:position="3.5772in"/>
        </style:tab-stops>
      </style:paragraph-properties>
      <style:text-properties fo:font-size="14pt" style:font-size-asian="14pt" style:font-size-complex="14pt"/>
    </style:style>
    <style:style style:name="Heading_20_3" style:display-name="Heading 3" style:family="paragraph" style:parent-style-name="Normal" style:default-outline-level="3" style:class="text">
      <style:paragraph-properties fo:text-align="center" style:justify-single-word="false" fo:keep-with-next="always"/>
      <style:text-properties fo:font-size="18pt" fo:font-weight="bold" style:font-size-asian="18pt" style:font-weight-asian="bold" style:font-weight-complex="bold"/>
    </style:style>
    <style:style style:name="Heading_20_4" style:display-name="Heading 4" style:family="paragraph" style:parent-style-name="Normal" style:default-outline-level="4" style:class="text">
      <style:paragraph-properties fo:text-align="center" style:justify-single-word="false" fo:keep-with-next="always"/>
      <style:text-properties fo:text-transform="uppercase" fo:font-size="16pt" fo:font-weight="bold" style:font-size-asian="16pt" style:font-weight-asian="bold" style:font-size-complex="16pt" style:font-weight-complex="bold"/>
    </style:style>
    <style:style style:name="Heading_20_5" style:display-name="Heading 5" style:family="paragraph" style:parent-style-name="Normal"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Normal"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Normal" style:default-outline-level="7" style:class="text">
      <style:paragraph-properties fo:margin-top="0.1665in" fo:margin-bottom="0.0417in" style:contextual-spacing="false"/>
    </style:style>
    <style:style style:name="Heading_20_8" style:display-name="Heading 8" style:family="paragraph" style:parent-style-name="Normal"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Normal"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style:tab-stops>
          <style:tab-stop style:position="3.248in" style:type="center"/>
          <style:tab-stop style:position="6.4965in" style:type="right"/>
        </style:tab-stops>
      </style:paragraph-properties>
    </style:style>
    <style:style style:name="Footer" style:family="paragraph" style:parent-style-name="Normal" style:class="extra">
      <style:paragraph-properties>
        <style:tab-stops>
          <style:tab-stop style:position="3.248in" style:type="center"/>
          <style:tab-stop style:position="6.4965in" style:type="right"/>
        </style:tab-stops>
      </style:paragraph-properties>
    </style:style>
    <style:style style:name="Title" style:family="paragraph" style:parent-style-name="Normal"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_20_text" style:display-name="Footnote text" style:family="paragraph" style:parent-style-name="Normal">
      <style:text-properties fo:font-size="10pt" style:font-size-asian="10pt" style:font-size-complex="10pt"/>
    </style:style>
    <style:style style:name="Body_20_Text_20_Indent" style:display-name="Body Text Indent" style:family="paragraph" style:parent-style-name="Normal">
      <style:paragraph-properties fo:margin-left="0.5543in" fo:text-indent="-0.5543in" style:auto-text-indent="false"/>
      <style:text-properties fo:font-size="14pt" fo:font-weight="bold" style:font-size-asian="14pt" style:font-weight-asian="bold" style:font-weight-complex="bold"/>
    </style:style>
    <style:style style:name="Toc_20_5" style:display-name="Toc 5" style:family="paragraph" style:parent-style-name="Normal">
      <style:paragraph-properties fo:margin-left="0.6665in"/>
    </style:style>
    <style:style style:name="Toc_20_1" style:display-name="Toc 1" style:family="paragraph" style:parent-style-name="Normal">
      <style:paragraph-properties>
        <style:tab-stops>
          <style:tab-stop style:position="6.8118in" style:leader-style="dotted" style:leader-text="."/>
        </style:tab-stops>
      </style:paragraph-properties>
      <style:text-properties fo:font-size="16pt" style:font-size-asian="16pt"/>
    </style:style>
    <style:style style:name="Toc_20_2" style:display-name="Toc 2" style:family="paragraph" style:parent-style-name="Normal">
      <style:paragraph-properties fo:margin-left="0.1665in">
        <style:tab-stops>
          <style:tab-stop style:position="0.2272in"/>
          <style:tab-stop style:position="6.6453in" style:leader-style="dotted" style:leader-text="."/>
        </style:tab-stops>
      </style:paragraph-properties>
      <style:text-properties fo:font-size="15pt" style:font-size-asian="15pt"/>
    </style:style>
    <style:style style:name="Toc_20_3" style:display-name="Toc 3" style:family="paragraph" style:parent-style-name="Normal">
      <style:paragraph-properties fo:margin-left="0.3335in">
        <style:tab-stops>
          <style:tab-stop style:position="0.4543in"/>
          <style:tab-stop style:position="6.4783in" style:leader-style="dotted" style:leader-text="."/>
        </style:tab-stops>
      </style:paragraph-properties>
      <style:text-properties fo:font-size="14pt" style:font-size-asian="14pt"/>
    </style:style>
    <style:style style:name="Toc_20_4" style:display-name="Toc 4" style:family="paragraph" style:parent-style-name="Normal">
      <style:paragraph-properties fo:margin-left="0.5in">
        <style:tab-stops>
          <style:tab-stop style:position="0.6811in"/>
          <style:tab-stop style:position="6.3118in" style:leader-style="dotted" style:leader-text="."/>
        </style:tab-stops>
      </style:paragraph-properties>
      <style:text-properties fo:font-size="13pt" style:font-size-asian="13pt"/>
    </style:style>
    <style:style style:name="Toc_20_6" style:display-name="Toc 6" style:family="paragraph" style:parent-style-name="Normal">
      <style:paragraph-properties fo:margin-left="0.8335in"/>
    </style:style>
    <style:style style:name="Toc_20_7" style:display-name="Toc 7" style:family="paragraph" style:parent-style-name="Normal">
      <style:paragraph-properties fo:margin-left="1in"/>
    </style:style>
    <style:style style:name="Toc_20_8" style:display-name="Toc 8" style:family="paragraph" style:parent-style-name="Normal">
      <style:paragraph-properties fo:margin-left="1.1665in"/>
    </style:style>
    <style:style style:name="Toc_20_9" style:display-name="Toc 9" style:family="paragraph" style:parent-style-name="Normal">
      <style:paragraph-properties fo:margin-left="1.3335in"/>
    </style:style>
    <style:style style:name="Normal_20__28_Web_29_" style:display-name="Normal (Web)" style:family="paragraph" style:parent-style-name="Normal">
      <style:paragraph-properties fo:margin-top="0.1945in" fo:margin-bottom="0.1945in" style:contextual-spacing="false"/>
    </style:style>
    <style:style style:name="Document_20_Map" style:display-name="Document Map" style:family="paragraph" style:parent-style-name="Normal">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1Level0" style:family="text">
      <style:text-properties style:font-name="Symbol" fo:font-family="Symbol" style:font-family-generic="roman" style:font-pitch="variable" style:font-charset="x-symbol"/>
    </style:style>
    <style:style style:name="List1Level1" style:family="text">
      <style:text-properties style:font-name="Courier New" fo:font-family="'Courier New'" style:font-family-generic="modern" style:font-pitch="fixed"/>
    </style:style>
    <style:style style:name="List1Level2" style:family="text">
      <style:text-properties style:font-name="Wingdings" fo:font-family="Wingdings" style:font-pitch="variable" style:font-charset="x-symbol"/>
    </style:style>
    <style:style style:name="List1Level3" style:family="text">
      <style:text-properties style:font-name="Symbol" fo:font-family="Symbol" style:font-family-generic="roman" style:font-pitch="variable" style:font-charset="x-symbol"/>
    </style:style>
    <style:style style:name="List1Level4" style:family="text">
      <style:text-properties style:font-name="Courier New" fo:font-family="'Courier New'" style:font-family-generic="modern" style:font-pitch="fixed"/>
    </style:style>
    <style:style style:name="List1Level5" style:family="text">
      <style:text-properties style:font-name="Wingdings" fo:font-family="Wingdings" style:font-pitch="variable" style:font-charset="x-symbol"/>
    </style:style>
    <style:style style:name="List1Level6" style:family="text">
      <style:text-properties style:font-name="Symbol" fo:font-family="Symbol" style:font-family-generic="roman" style:font-pitch="variable" style:font-charset="x-symbol"/>
    </style:style>
    <style:style style:name="List1Level7" style:family="text">
      <style:text-properties style:font-name="Courier New" fo:font-family="'Courier New'" style:font-family-generic="modern" style:font-pitch="fixed"/>
    </style:style>
    <style:style style:name="List1Level8" style:family="text">
      <style:text-properties style:font-name="Wingdings" fo:font-family="Wingdings" style:font-pitch="variable" style:font-charset="x-symbol"/>
    </style:style>
    <style:style style:name="List2Level0" style:family="text">
      <style:text-properties style:font-name="Symbol" fo:font-family="Symbol" style:font-family-generic="roman" style:font-pitch="variable" style:font-charset="x-symbol"/>
    </style:style>
    <style:style style:name="List2Level1" style:family="text">
      <style:text-properties style:font-name="Courier New" fo:font-family="'Courier New'" style:font-family-generic="modern" style:font-pitch="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style>
    <style:style style:name="List2Level8" style:family="text">
      <style:text-properties style:font-name="Wingdings" fo:font-family="Wingdings" style:font-pitch="variable" style:font-charset="x-symbol"/>
    </style:style>
    <style:style style:name="List3Level0" style:family="text">
      <style:text-properties style:font-name="Times New Roman" fo:font-family="'Times New Roman'" style:font-family-generic="roman" style:font-pitch="variable" fo:font-size="12pt" fo:font-style="normal" fo:font-weight="normal" style:font-size-asian="12pt" style:font-style-asian="normal" style:font-weight-asian="normal"/>
    </style:style>
    <style:style style:name="List4Level0" style:family="text">
      <style:text-properties style:font-name="Symbol" fo:font-family="Symbol" style:font-family-generic="roman" style:font-pitch="variable" style:font-charset="x-symbol"/>
    </style:style>
    <style:style style:name="List4Level1" style:family="text">
      <style:text-properties style:font-name="Courier New" fo:font-family="'Courier New'" style:font-family-generic="modern" style:font-pitch="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style>
    <style:style style:name="List4Level8" style:family="text">
      <style:text-properties style:font-name="Wingdings" fo:font-family="Wingdings" style:font-pitch="variable" style:font-charset="x-symbol"/>
    </style:style>
    <style:style style:name="List5Level0" style:family="text">
      <style:text-properties style:font-name="Times New Roman" fo:font-family="'Times New Roman'" style:font-family-generic="roman" style:font-pitch="variable" fo:font-size="12pt" style:font-size-asian="12pt"/>
    </style:style>
    <style:style style:name="List6Level0" style:family="text">
      <style:text-properties style:font-name="Times New Roman" fo:font-family="'Times New Roman'" style:font-family-generic="roman" style:font-pitch="variable" fo:font-size="12pt" style:font-size-asian="12pt"/>
    </style:style>
    <style:style style:name="List7Level0"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7Level1"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7Level2"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7Level3"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8Level0"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8Level1"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8Level2"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8Level3"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9Level0"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9Level1"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9Level2"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9Level3"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10Level0"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10Level1"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10Level2"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10Level3"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11Level0"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11Level1" style:family="text">
      <style:text-properties style:text-line-through-style="none" style:text-line-through-type="none" style:font-name="Times New Roman" fo:font-family="'Times New Roman'" style:font-family-generic="roman" style:font-pitch="variable" fo:font-size="16pt" fo:font-style="normal" fo:font-weight="bold" style:font-size-asian="16pt" style:font-style-asian="normal" style:font-weight-asian="bold" text:display="true"/>
    </style:style>
    <style:style style:name="List11Level2"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11Level3" style:family="text">
      <style:text-properties style:text-line-through-style="none" style:text-line-through-type="none" style:font-name="Times New Roman" fo:font-family="'Times New Roman'" style:font-family-generic="roman" style:font-pitch="variable" fo:font-size="14pt" fo:font-style="normal" fo:font-weight="bold" style:font-size-asian="14pt" style:font-style-asian="normal" style:font-weight-asian="bold" text:display="true"/>
    </style:style>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List6Level1" style:family="text"/>
    <style:style style:name="List6Level2" style:family="text"/>
    <style:style style:name="List6Level3" style:family="text"/>
    <style:style style:name="List6Level4" style:family="text"/>
    <style:style style:name="List6Level5" style:family="text"/>
    <style:style style:name="List6Level6" style:family="text"/>
    <style:style style:name="List6Level7" style:family="text"/>
    <style:style style:name="List6Level8" style:family="text"/>
    <style:style style:name="List7Level4" style:family="text"/>
    <style:style style:name="List7Level5" style:family="text"/>
    <style:style style:name="List7Level6" style:family="text"/>
    <style:style style:name="List7Level7" style:family="text"/>
    <style:style style:name="List7Level8" style:family="text"/>
    <style:style style:name="List8Level4" style:family="text"/>
    <style:style style:name="List8Level5" style:family="text"/>
    <style:style style:name="List8Level6" style:family="text"/>
    <style:style style:name="List8Level7" style:family="text"/>
    <style:style style:name="List8Level8" style:family="text"/>
    <style:style style:name="List9Level4" style:family="text"/>
    <style:style style:name="List9Level5" style:family="text"/>
    <style:style style:name="List9Level6" style:family="text"/>
    <style:style style:name="List9Level7" style:family="text"/>
    <style:style style:name="List9Level8" style:family="text"/>
    <style:style style:name="List10Level4" style:family="text"/>
    <style:style style:name="List10Level5" style:family="text"/>
    <style:style style:name="List10Level6" style:family="text"/>
    <style:style style:name="List10Level7" style:family="text"/>
    <style:style style:name="List10Level8" style:family="text"/>
    <style:style style:name="List11Level4" style:family="text"/>
    <style:style style:name="List11Level5" style:family="text"/>
    <style:style style:name="List11Level6" style:family="text"/>
    <style:style style:name="List11Level7" style:family="text"/>
    <style:style style:name="List11Level8"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1Level1"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1Level2"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1Level3"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1Level4"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1Level5"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1Level6"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1Level7"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1Level8"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2Level1"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2Level2"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2Level3"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2Level4"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2Level5"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2Level6"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2Level7"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2Level8"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3Level1"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3Level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3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3Level4"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3Level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3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3Level7"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3Level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4Level1"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4Level2"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4Level3"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4Level4"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4Level5"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4Level6"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4Level7"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4Level8"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5Level1"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5Level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5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5Level4"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5Level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5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5Level7"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5Level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6Level1"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6Level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6Level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6Level4"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6Level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6Level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6Level7"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6Level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loext:num-list-format="%1%." style:num-suffix="." style:num-format="1">
        <style:list-level-properties text:min-label-width="0.3in"/>
      </text:list-level-style-number>
      <text:list-level-style-number text:level="2" text:style-name="List7Level1" loext:num-list-format="%1%.%2%." style:num-suffix="." style:num-format="1" text:display-levels="2">
        <style:list-level-properties text:min-label-width="0.4in"/>
      </text:list-level-style-number>
      <text:list-level-style-number text:level="3" text:style-name="List7Level2" loext:num-list-format="%1%.%2%.%3%." style:num-suffix="." style:num-format="1" text:display-levels="3">
        <style:list-level-properties text:min-label-width="0.5in"/>
      </text:list-level-style-number>
      <text:list-level-style-number text:level="4" text:style-name="List7Level3" loext:num-list-format="%1%.%2%.%3%.%4%" style:num-format="1" text:display-levels="4">
        <style:list-level-properties text:min-label-width="0.6in"/>
      </text:list-level-style-number>
      <text:list-level-style-number text:level="5" text:style-name="List7Level4" loext:num-list-format="%1%.%2%.%3%.%4%.%5%" style:num-format="1" text:display-levels="5">
        <style:list-level-properties text:min-label-width="0.7in"/>
      </text:list-level-style-number>
      <text:list-level-style-number text:level="6" text:style-name="List7Level5" loext:num-list-format="%1%.%2%.%3%.%4%.%5%.%6%" style:num-format="1" text:display-levels="6">
        <style:list-level-properties text:min-label-width="0.8in"/>
      </text:list-level-style-number>
      <text:list-level-style-number text:level="7" text:style-name="List7Level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7Level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7Level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style:list-level-properties text:min-label-width="0.3in"/>
      </text:list-level-style-number>
      <text:list-level-style-number text:level="2" text:style-name="List8Level1" loext:num-list-format="%1%.%2%." style:num-suffix="." style:num-format="1" text:display-levels="2">
        <style:list-level-properties text:min-label-width="0.4in"/>
      </text:list-level-style-number>
      <text:list-level-style-number text:level="3" text:style-name="List8Level2" loext:num-list-format="%1%.%2%.%3%." style:num-suffix="." style:num-format="1" text:display-levels="3">
        <style:list-level-properties text:min-label-width="0.5in"/>
      </text:list-level-style-number>
      <text:list-level-style-number text:level="4" text:style-name="List8Level3" loext:num-list-format="%1%.%2%.%3%.%4%" style:num-format="1" text:display-levels="4">
        <style:list-level-properties text:min-label-width="0.6in"/>
      </text:list-level-style-number>
      <text:list-level-style-number text:level="5" text:style-name="List8Level4" loext:num-list-format="%1%.%2%.%3%.%4%.%5%" style:num-format="1" text:display-levels="5">
        <style:list-level-properties text:min-label-width="0.7in"/>
      </text:list-level-style-number>
      <text:list-level-style-number text:level="6" text:style-name="List8Level5" loext:num-list-format="%1%.%2%.%3%.%4%.%5%.%6%" style:num-format="1" text:display-levels="6">
        <style:list-level-properties text:min-label-width="0.8in"/>
      </text:list-level-style-number>
      <text:list-level-style-number text:level="7" text:style-name="List8Level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8Level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8Level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style:list-level-properties text:min-label-width="0.3in"/>
      </text:list-level-style-number>
      <text:list-level-style-number text:level="2" text:style-name="List9Level1" loext:num-list-format="%1%.%2%." style:num-suffix="." style:num-format="1" text:display-levels="2">
        <style:list-level-properties text:min-label-width="0.4in"/>
      </text:list-level-style-number>
      <text:list-level-style-number text:level="3" text:style-name="List9Level2" loext:num-list-format="%1%.%2%.%3%." style:num-suffix="." style:num-format="1" text:display-levels="3">
        <style:list-level-properties text:min-label-width="0.5in"/>
      </text:list-level-style-number>
      <text:list-level-style-number text:level="4" text:style-name="List9Level3" loext:num-list-format="%1%.%2%.%3%.%4%" style:num-format="1" text:display-levels="4">
        <style:list-level-properties text:min-label-width="0.6in"/>
      </text:list-level-style-number>
      <text:list-level-style-number text:level="5" text:style-name="List9Level4" loext:num-list-format="%1%.%2%.%3%.%4%.%5%" style:num-format="1" text:display-levels="5">
        <style:list-level-properties text:min-label-width="0.7in"/>
      </text:list-level-style-number>
      <text:list-level-style-number text:level="6" text:style-name="List9Level5" loext:num-list-format="%1%.%2%.%3%.%4%.%5%.%6%" style:num-format="1" text:display-levels="6">
        <style:list-level-properties text:min-label-width="0.8in"/>
      </text:list-level-style-number>
      <text:list-level-style-number text:level="7" text:style-name="List9Level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9Level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9Level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style:list-level-properties text:min-label-width="0.3in"/>
      </text:list-level-style-number>
      <text:list-level-style-number text:level="2" text:style-name="List10Level1" loext:num-list-format="%1%.%2%." style:num-suffix="." style:num-format="1" text:display-levels="2">
        <style:list-level-properties text:min-label-width="0.4in"/>
      </text:list-level-style-number>
      <text:list-level-style-number text:level="3" text:style-name="List10Level2" loext:num-list-format="%1%.%2%.%3%." style:num-suffix="." style:num-format="1" text:display-levels="3">
        <style:list-level-properties text:min-label-width="0.5in"/>
      </text:list-level-style-number>
      <text:list-level-style-number text:level="4" text:style-name="List10Level3" loext:num-list-format="%1%.%2%.%3%.%4%" style:num-format="1" text:display-levels="4">
        <style:list-level-properties text:min-label-width="0.6in"/>
      </text:list-level-style-number>
      <text:list-level-style-number text:level="5" text:style-name="List10Level4" loext:num-list-format="%1%.%2%.%3%.%4%.%5%" style:num-format="1" text:display-levels="5">
        <style:list-level-properties text:min-label-width="0.7in"/>
      </text:list-level-style-number>
      <text:list-level-style-number text:level="6" text:style-name="List10Level5" loext:num-list-format="%1%.%2%.%3%.%4%.%5%.%6%" style:num-format="1" text:display-levels="6">
        <style:list-level-properties text:min-label-width="0.8in"/>
      </text:list-level-style-number>
      <text:list-level-style-number text:level="7" text:style-name="List10Level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10Level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10Level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style:list-level-properties text:min-label-width="0.3in"/>
      </text:list-level-style-number>
      <text:list-level-style-number text:level="2" text:style-name="List11Level1" loext:num-list-format="%1%.%2%." style:num-suffix="." style:num-format="1" text:display-levels="2">
        <style:list-level-properties text:min-label-width="0.4in"/>
      </text:list-level-style-number>
      <text:list-level-style-number text:level="3" text:style-name="List11Level2" loext:num-list-format="%1%.%2%.%3%." style:num-suffix="." style:num-format="1" text:display-levels="3">
        <style:list-level-properties text:min-label-width="0.5in"/>
      </text:list-level-style-number>
      <text:list-level-style-number text:level="4" text:style-name="List11Level3" loext:num-list-format="%1%.%2%.%3%.%4%" style:num-format="1" text:display-levels="4">
        <style:list-level-properties text:min-label-width="0.6in"/>
      </text:list-level-style-number>
      <text:list-level-style-number text:level="5" text:style-name="List11Level4" loext:num-list-format="%1%.%2%.%3%.%4%.%5%" style:num-format="1" text:display-levels="5">
        <style:list-level-properties text:min-label-width="0.7in"/>
      </text:list-level-style-number>
      <text:list-level-style-number text:level="6" text:style-name="List11Level5" loext:num-list-format="%1%.%2%.%3%.%4%.%5%.%6%" style:num-format="1" text:display-levels="6">
        <style:list-level-properties text:min-label-width="0.8in"/>
      </text:list-level-style-number>
      <text:list-level-style-number text:level="7" text:style-name="List11Level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11Level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11Level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Footer">
      <style:paragraph-properties fo:margin-right="0.25in"/>
    </style:style>
    <style:style style:name="MP4" style:family="paragraph" style:parent-style-name="Footer">
      <style:paragraph-properties fo:text-align="center" style:justify-single-word="false"/>
    </style:style>
    <style:style style:name="MP5" style:family="paragraph" style:parent-style-name="Header">
      <style:text-properties fo:font-size="16pt" officeooo:paragraph-rsid="00188489" style:font-size-asian="16pt" style:font-size-complex="16pt"/>
    </style:style>
    <style:style style:name="MP6" style:family="paragraph" style:parent-style-name="Header">
      <style:paragraph-properties fo:text-align="center" style:justify-single-word="false"/>
    </style:style>
    <style:style style:name="MP7" style:family="paragraph" style:parent-style-name="Header">
      <style:text-properties fo:font-size="16pt" style:font-size-asian="16pt" style:font-size-complex="16pt"/>
    </style:style>
    <style:style style:name="MT1" style:family="text">
      <style:text-properties fo:text-transform="uppercase" fo:font-size="18pt" style:font-size-asian="18pt" style:font-size-complex="18pt"/>
    </style:style>
    <style:style style:name="MT2" style:family="text">
      <style:text-properties fo:text-transform="uppercase" fo:font-weight="bold" style:font-weight-asian="bold" style:font-weight-complex="bold"/>
    </style:style>
    <style:style style:name="MT3" style:family="text">
      <style:text-properties fo:text-transform="uppercase" fo:font-size="18pt" fo:font-weight="bold" style:font-size-asian="18pt" style:font-weight-asian="bold" style:font-size-complex="18pt" style:font-weight-complex="bold"/>
    </style:style>
    <style:style style:name="MT4" style:family="text">
      <style:text-properties fo:font-size="18pt" style:font-size-asian="18pt"/>
    </style:style>
    <style:style style:name="MT5" style:family="text">
      <style:text-properties fo:font-size="16pt" fo:font-weight="bold" style:font-size-asian="16pt" style:font-weight-asian="bold" style:font-size-complex="16pt" style:font-weight-complex="bold"/>
    </style:style>
    <style:style style:name="Mfr1" style:family="graphic" style:parent-style-name="Frame">
      <style:graphic-properties style:vertical-pos="from-top" style:vertical-rel="paragraph" style:horizontal-pos="from-left" style:horizontal-rel="page" fo:background-color="transparent" draw:fill="none" fo:padding="0.0591in" fo:border="none" style:flow-with-text="false"/>
    </style:style>
    <style:page-layout style:name="Mpm1">
      <style:page-layout-properties fo:page-width="8.2681in" fo:page-height="11.6929in" style:num-format="1" style:print-orientation="portrait" fo:margin-top="0.4925in" fo:margin-bottom="0.4925in" fo:margin-left="0.7874in" fo:margin-right="0.307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4925in" fo:margin-left="0.7874in" fo:margin-right="0.307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63in" fo:margin-left="0in" fo:margin-right="0in" fo:margin-bottom="0in" style:dynamic-spacing="true"/>
      </style:header-style>
      <style:footer-style>
        <style:header-footer-properties fo:min-height="-0.2953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0.7874in" fo:margin-right="0.393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in" style:dynamic-spacing="true"/>
      </style:header-style>
      <style:footer-style>
        <style:header-footer-properties fo:min-height="0.0984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in" style:dynamic-spacing="true"/>
      </style:header-style>
      <style:footer-style>
        <style:header-footer-properties fo:min-height="0.1972in" fo:margin-left="0in" fo:margin-right="0in" fo:margin-top="0in" style:dynamic-spacing="true"/>
      </style:footer-style>
    </style:page-layout>
    <style:page-layout style:name="Mpm5">
      <style:page-layout-properties fo:page-width="8.2681in" fo:page-height="11.6929in" style:num-format="1" style:print-orientation="portrait" fo:margin-top="0.3937in" fo:margin-bottom="0.3937in" fo:margin-left="0.7874in" fo:margin-right="0.307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in" style:dynamic-spacing="true"/>
      </style:header-style>
      <style:footer-style>
        <style:header-footer-properties fo:min-height="0.590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MasterPageNext0">
      <style:footer>
        <text:p text:style-name="MP1">2005</text:p>
      </style:footer>
    </style:master-page>
    <style:master-page style:name="MasterPageNext0" style:page-layout-name="Mpm2" draw:style-name="Mdp1">
      <style:header>
        <text:p text:style-name="MP2"/>
      </style:header>
      <style:footer>
        <text:p text:style-name="MP3"/>
      </style:footer>
    </style:master-page>
    <style:master-page style:name="MasterPage1" style:page-layout-name="Mpm3" draw:style-name="Mdp1" style:next-style-name="MasterPageNext1">
      <style:header>
        <text:p text:style-name="Header"/>
      </style:header>
      <style:footer>
        <text:p text:style-name="MP4"><text:span text:style-name="MT1">Л</text:span><text:span text:style-name="MT2">истов</text:span><text:span text:style-name="MT3"> </text:span><text:span text:style-name="MT4">-1 \* MERGEFORMAT 1</text:span></text:p>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2005 </text:p>
      </style:footer>
    </style:master-page>
    <style:master-page style:name="MasterPageNext1" style:page-layout-name="Mpm3" draw:style-name="Mdp1">
      <style:header>
        <text:p text:style-name="MP2"/>
      </style:header>
      <style:footer>
        <text:p text:style-name="MP3"/>
      </style:footer>
    </style:master-page>
    <style:master-page style:name="MasterPage2" style:page-layout-name="Mpm4" draw:style-name="Mdp1">
      <style:header>
        <text:p text:style-name="MP5"><draw:frame draw:style-name="Mfr1" draw:name="Frame1" text:anchor-type="char" svg:x="4.2717in" svg:y="-0.0043in" draw:z-index="5"><draw:text-box fo:min-height="0.0161in" fo:min-width="0.0161in"><text:p text:style-name="Header"><text:span text:style-name="Page_20_number"><text:span text:style-name="MT5"><text:page-number text:select-page="current">7</text:page-number></text:span></text:span></text:p></draw:text-box></draw:frame></text:p>
        <text:p text:style-name="MP6"/>
        <text:p text:style-name="MP6"><text:bookmark-ref text:reference-format="text" text:ref-name="ДецНомер">А.В.00001-01 34 01</text:bookmark-ref></text:p>
      </style:header>
      <style:footer>
        <text:p text:style-name="MP3"/>
      </style:footer>
    </style:master-page>
    <style:master-page style:name="MasterPage3" style:page-layout-name="Mpm5" draw:style-name="Mdp1">
      <style:header>
        <text:p text:style-name="MP7"><draw:frame draw:style-name="Mfr1" draw:name="Frame2" text:anchor-type="char" svg:x="4.2717in" svg:y="-0.0043in" draw:z-index="0"><draw:text-box fo:min-height="0.0161in" fo:min-width="0.0161in"><text:p text:style-name="Header"><text:span text:style-name="Page_20_number"><text:span text:style-name="MT5"><text:page-number text:select-page="current">0</text:page-number></text:span></text:span></text:p></draw:text-box></draw:frame></text:p>
        <text:p text:style-name="MP6"><text:bookmark-ref text:reference-format="text" text:ref-name="ДецНомер">А.В.00001-01 34 01</text:bookmark-ref></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initial-creator/>
    <meta:creation-date>2005-10-27T07:00:00</meta:creation-date>
    <dc:date>2024-11-16T09:40:41.019004167</dc:date>
    <meta:print-date>2024-11-02T00:37:52.494186952</meta:print-date>
    <meta:editing-cycles>76</meta:editing-cycles>
    <meta:editing-duration>PT2H25M17S</meta:editing-duration>
    <meta:printed-by>PDF files</meta:printed-by>
    <meta:document-statistic meta:table-count="0" meta:image-count="0" meta:object-count="0" meta:page-count="7" meta:paragraph-count="145" meta:word-count="1076" meta:character-count="7718" meta:non-whitespace-character-count="6747"/>
    <meta:template xlink:type="simple" xlink:actuate="onRequest" xlink:title="" xlink:href="./34%20Руководство%20оператора"/>
  </office:meta>
</office:document-meta>
</file>